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loext:graphic-properties draw:fill="solid" draw:fill-color="#ff99ff"/>
      <style:paragraph-properties fo:background-color="#ff99ff" style:writing-mode="page"/>
      <style:text-properties officeooo:paragraph-rsid="0014b0f2"/>
    </style:style>
    <style:style style:name="P3" style:family="paragraph" style:parent-style-name="Heading_20_1">
      <style:text-properties officeooo:rsid="0002b8a9" officeooo:paragraph-rsid="0002b8a9"/>
    </style:style>
    <style:style style:name="P4" style:family="paragraph" style:parent-style-name="Heading_20_1">
      <style:text-properties officeooo:rsid="0002b8a9" officeooo:paragraph-rsid="0013ecf1"/>
    </style:style>
    <style:style style:name="P5" style:family="paragraph" style:parent-style-name="Heading_20_1">
      <style:text-properties officeooo:rsid="000fd67a" officeooo:paragraph-rsid="0013ecf1"/>
    </style:style>
    <style:style style:name="P6" style:family="paragraph" style:parent-style-name="Text_20_body" style:list-style-name="L1">
      <style:text-properties officeooo:paragraph-rsid="0013ecf1"/>
    </style:style>
    <style:style style:name="P7" style:family="paragraph" style:parent-style-name="Text_20_body" style:list-style-name="L1">
      <style:text-properties officeooo:rsid="000c26d6" officeooo:paragraph-rsid="0013ecf1"/>
    </style:style>
    <style:style style:name="P8" style:family="paragraph" style:parent-style-name="Text_20_body" style:list-style-name="L2">
      <style:text-properties officeooo:paragraph-rsid="0013ecf1"/>
    </style:style>
    <style:style style:name="P9" style:family="paragraph" style:parent-style-name="Text_20_body" style:list-style-name="L3">
      <style:text-properties officeooo:paragraph-rsid="0012393a"/>
    </style:style>
    <style:style style:name="P10" style:family="paragraph" style:parent-style-name="Text_20_body" style:list-style-name="L3">
      <style:text-properties officeooo:paragraph-rsid="0014b0f2"/>
    </style:style>
    <style:style style:name="P11" style:family="paragraph" style:parent-style-name="Text_20_body" style:list-style-name="L1">
      <style:text-properties officeooo:rsid="0014b0f2" officeooo:paragraph-rsid="0014b0f2"/>
    </style:style>
    <style:style style:name="T1" style:family="text">
      <style:text-properties officeooo:rsid="0013ecf1"/>
    </style:style>
    <style:style style:name="T2" style:family="text">
      <style:text-properties officeooo:rsid="0014b0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uruimuri – Dust collector</text:span></text:p>
      <text:p text:style-name="P2">Imas Aeromeccanic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1">Turvallisuus</text:h>
            <text:list xml:id="list1156440488" text:style-name="L1">
              <text:list-item>
                <text:p text:style-name="P6">Vältä metallin ja isojen kappaleiden joutumista puruimuriin</text:p>
              </text:list-item>
              <text:list-item>
                <text:p text:style-name="P6">Käytä kuulosuojaimia</text:p>
              </text:list-item>
            </text:list>
            <text:h text:style-name="P5" text:outline-level="1"/>
            <text:h text:style-name="P5" text:outline-level="1">Ennen käyttöä</text:h>
            <text:list xml:id="list162142665347895" text:continue-numbering="true" text:style-name="L1">
              <text:list-item>
                <text:p text:style-name="P6">Tarkista etteivät purusäkit ole täynnä </text:p>
              </text:list-item>
              <text:list-item>
                <text:p text:style-name="P6">Tarkista ettei purusäkeissä ole reikiä </text:p>
              </text:list-item>
              <text:list-item>
                <text:p text:style-name="P6">Avaa tarvittavat sulkupellit - Open the needed blast gates </text:p>
              </text:list-item>
              <text:list-item>
                <text:p text:style-name="P6">Käynnistä <text:span text:style-name="T1">puru</text:span>imuri</text:p>
              </text:list-item>
            </text:list>
            <text:h text:style-name="P4" text:outline-level="1"/>
            <text:h text:style-name="P4" text:outline-level="1">Käytön jälkeen / After use</text:h>
            <text:list xml:id="list162143442958812" text:continue-numbering="true" text:style-name="L1">
              <text:list-item>
                <text:p text:style-name="P7">Sulje sulkupellit</text:p>
              </text:list-item>
              <text:list-item>
                <text:p text:style-name="P11">Vaihda purusäkit jos ne ovat täynnä</text:p>
              </text:list-item>
            </text:list>
          </table:table-cell>
          <table:table-cell table:style-name="Table1.A1" office:value-type="string">
            <text:h text:style-name="P5" text:outline-level="1">Safety</text:h>
            <text:list xml:id="list162142996935038" text:continue-numbering="true" text:style-name="L1">
              <text:list-item>
                <text:p text:style-name="P6">Avoid vacuuming metal and big pieces</text:p>
              </text:list-item>
              <text:list-item>
                <text:p text:style-name="P6">Use hearing protection </text:p>
              </text:list-item>
            </text:list>
            <text:h text:style-name="P5" text:outline-level="1"/>
            <text:h text:style-name="P5" text:outline-level="1">Before use</text:h>
            <text:list xml:id="list726813746" text:style-name="L2">
              <text:list-item>
                <text:p text:style-name="P8">Check that the dust bags aren't full </text:p>
              </text:list-item>
              <text:list-item>
                <text:p text:style-name="P8">Check that the dust bags don't have holes in them </text:p>
              </text:list-item>
              <text:list-item>
                <text:p text:style-name="P8">Open the needed blast gates </text:p>
              </text:list-item>
              <text:list-item>
                <text:p text:style-name="P8">Start the dust collector </text:p>
              </text:list-item>
            </text:list>
            <text:h text:style-name="P3" text:outline-level="1"/>
            <text:h text:style-name="P3" text:outline-level="1">After use</text:h>
            <text:list xml:id="list621621512" text:style-name="L3">
              <text:list-item>
                <text:p text:style-name="P9">Close the blast gates </text:p>
              </text:list-item>
              <text:list-item>
                <text:p text:style-name="P10"><text:span text:style-name="T2">Replace dust bags if full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9-05-16T14:37:22.486396000</meta:print-date>
    <dc:date>2019-05-16T16:21:41.711632000</dc:date>
    <meta:editing-duration>PT2H55M26S</meta:editing-duration>
    <meta:editing-cycles>11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24" meta:word-count="116" meta:character-count="673" meta:non-whitespace-character-count="587"/>
  </office:meta>
</office:document-meta>
</file>